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ingStompDecoder.getStomp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ngStompDecoder.assembleChunksAnd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fferingStompDecoder.decode( ByteBuffer newBuff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fferingStompDecoder.getExpected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ngStompDecoder.checkBufferLimi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fferingStompDecoder.BufferingStompDecoder( StompDecoder stompDecoder , int buffer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fferingStompDecoder.getBuffer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ngStompDecoder.getBuffer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